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320.77pt" svg:y="0.09pt">
            <draw:object draw:notify-on-update-of-ranges="Sheet1.C3:Sheet1.C14 Sheet1.D3:Sheet1.D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319.24pt" svg:y="254.72pt">
            <draw:object draw:notify-on-update-of-ranges="Sheet1.B3:Sheet1.B14 Sheet1.D3:Sheet1.D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74.87pt" svg:y="573.82pt">
            <draw:object draw:notify-on-update-of-ranges="Sheet1.C46:Sheet1.C70 Sheet1.B44:Sheet1.B44 Sheet1.D46:Sheet1.D70 Sheet1.G46:Sheet1.G70 Sheet1.F44:Sheet1.F44 Sheet1.H46:Sheet1.H7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ufgabe 1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E/V</text:p>
          </table:table-cell>
          <table:table-cell office:value-type="string" calcext:value-type="string">
            <text:p>UBE/V</text:p>
          </table:table-cell>
          <table:table-cell office:value-type="string" calcext:value-type="string">
            <text:p>IB/µA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58" calcext:value-type="float">
            <text:p>0.58</text:p>
          </table:table-cell>
          <table:table-cell office:value-type="float" office:value="35.3" calcext:value-type="float">
            <text:p>35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61.6" calcext:value-type="float">
            <text:p>61.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614" calcext:value-type="float">
            <text:p>0.614</text:p>
          </table:table-cell>
          <table:table-cell office:value-type="float" office:value="94" calcext:value-type="float">
            <text:p>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624" calcext:value-type="float">
            <text:p>0.624</text:p>
          </table:table-cell>
          <table:table-cell office:value-type="float" office:value="116" calcext:value-type="float">
            <text:p>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float" office:value="0.632" calcext:value-type="float">
            <text:p>0.632</text:p>
          </table:table-cell>
          <table:table-cell office:value-type="float" office:value="143.5" calcext:value-type="float">
            <text:p>143.5</text:p>
          </table:table-cell>
          <table:table-cell table:number-columns-repeated="7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<text:s/></text:p>
          </table:table-cell>
        </table:table-row>
        <table:table-row table:style-name="ro1" table:number-rows-repeated="17">
          <table:table-cell table:number-columns-repeated="11"/>
        </table:table-row>
        <table:table-row table:style-name="ro1">
          <table:table-cell office:value-type="string" calcext:value-type="string">
            <text:p>Aufgabe 2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100µA</text:p>
          </table:table-cell>
          <table:table-cell table:number-columns-repeated="3"/>
          <table:table-cell office:value-type="string" calcext:value-type="string">
            <text:p>200µ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cc/V</text:p>
          </table:table-cell>
          <table:table-cell office:value-type="string" calcext:value-type="string">
            <text:p>Uce/V</text:p>
          </table:table-cell>
          <table:table-cell office:value-type="string" calcext:value-type="string">
            <text:p>Ic/mA</text:p>
          </table:table-cell>
          <table:table-cell/>
          <table:table-cell office:value-type="string" calcext:value-type="string">
            <text:p>Ucc/V</text:p>
          </table:table-cell>
          <table:table-cell office:value-type="string" calcext:value-type="string">
            <text:p>Uce/V</text:p>
          </table:table-cell>
          <table:table-cell office:value-type="string" calcext:value-type="string">
            <text:p>Ic/mA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([.F46]-[.G46])/0.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046" calcext:value-type="float">
            <text:p>0.046</text:p>
          </table:table-cell>
          <table:table-cell table:formula="of:=([.B47]-[.C47])/0.15" office:value-type="float" office:value="3.02666666666667" calcext:value-type="float">
            <text:p>3.0266666666666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3" calcext:value-type="float">
            <text:p>0.03</text:p>
          </table:table-cell>
          <table:table-cell table:formula="of:=([.F47]-[.G47])/0.15" office:value-type="float" office:value="3.13333333333333" calcext:value-type="float">
            <text:p>3.13333333333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table:formula="of:=([.B48]-[.C48])/0.15" office:value-type="float" office:value="6.16666666666667" calcext:value-type="float">
            <text:p>6.166666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5" calcext:value-type="float">
            <text:p>0.045</text:p>
          </table:table-cell>
          <table:table-cell table:formula="of:=([.F48]-[.G48])/0.15" office:value-type="float" office:value="6.36666666666667" calcext:value-type="float">
            <text:p>6.3666666666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table:formula="of:=([.B49]-[.C49])/0.15" office:value-type="float" office:value="9.33333333333333" calcext:value-type="float">
            <text:p>9.3333333333333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06" calcext:value-type="float">
            <text:p>0.06</text:p>
          </table:table-cell>
          <table:table-cell table:formula="of:=([.F49]-[.G49])/0.15" office:value-type="float" office:value="9.6" calcext:value-type="float">
            <text:p>9.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table:formula="of:=([.B50]-[.C50])/0.15" office:value-type="float" office:value="12.2" calcext:value-type="float">
            <text:p>12.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.07</text:p>
          </table:table-cell>
          <table:table-cell table:formula="of:=([.F50]-[.G50])/0.15" office:value-type="float" office:value="12.8666666666667" calcext:value-type="float">
            <text:p>12.866666666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0.51" calcext:value-type="float">
            <text:p>0.51</text:p>
          </table:table-cell>
          <table:table-cell table:formula="of:=([.B51]-[.C51])/0.15" office:value-type="float" office:value="13.2666666666667" calcext:value-type="float">
            <text:p>13.266666666666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0.09" calcext:value-type="float">
            <text:p>0.09</text:p>
          </table:table-cell>
          <table:table-cell table:formula="of:=([.F51]-[.G51])/0.15" office:value-type="float" office:value="16.0666666666667" calcext:value-type="float">
            <text:p>16.066666666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[.B52]-[.C52])/0.15" office:value-type="float" office:value="13.3333333333333" calcext:value-type="float">
            <text:p>13.33333333333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" calcext:value-type="float">
            <text:p>0.11</text:p>
          </table:table-cell>
          <table:table-cell table:formula="of:=([.F52]-[.G52])/0.15" office:value-type="float" office:value="19.2666666666667" calcext:value-type="float">
            <text:p>19.266666666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table:formula="of:=([.B53]-[.C53])/0.15" office:value-type="float" office:value="13.3333333333333" calcext:value-type="float">
            <text:p>13.3333333333333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.14" calcext:value-type="float">
            <text:p>0.14</text:p>
          </table:table-cell>
          <table:table-cell table:formula="of:=([.F53]-[.G53])/0.15" office:value-type="float" office:value="22.4" calcext:value-type="float">
            <text:p>22.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B54]-[.C54])/0.15" office:value-type="float" office:value="13.3333333333333" calcext:value-type="float">
            <text:p>13.33333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9" calcext:value-type="float">
            <text:p>0.19</text:p>
          </table:table-cell>
          <table:table-cell table:formula="of:=([.F54]-[.G54])/0.15" office:value-type="float" office:value="25.4" calcext:value-type="float">
            <text:p>25.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2.4" calcext:value-type="float">
            <text:p>2.4</text:p>
          </table:table-cell>
          <table:table-cell table:formula="of:=([.B55]-[.C55])/0.15" office:value-type="float" office:value="14" calcext:value-type="float">
            <text:p>14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41" calcext:value-type="float">
            <text:p>0.41</text:p>
          </table:table-cell>
          <table:table-cell table:formula="of:=([.F55]-[.G55])/0.15" office:value-type="float" office:value="27.2666666666667" calcext:value-type="float">
            <text:p>27.266666666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B56]-[.C56])/0.15" office:value-type="float" office:value="13.3333333333333" calcext:value-type="float">
            <text:p>13.33333333333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8" calcext:value-type="float">
            <text:p>0.88</text:p>
          </table:table-cell>
          <table:table-cell table:formula="of:=([.F56]-[.G56])/0.15" office:value-type="float" office:value="27.4666666666667" calcext:value-type="float">
            <text:p>27.466666666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float" office:value="3.45" calcext:value-type="float">
            <text:p>3.45</text:p>
          </table:table-cell>
          <table:table-cell table:formula="of:=([.B57]-[.C57])/0.15" office:value-type="float" office:value="13.6666666666667" calcext:value-type="float">
            <text:p>13.6666666666667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1.35" calcext:value-type="float">
            <text:p>1.35</text:p>
          </table:table-cell>
          <table:table-cell table:formula="of:=([.F57]-[.G57])/0.15" office:value-type="float" office:value="27.6666666666667" calcext:value-type="float">
            <text:p>27.666666666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([.B58]-[.C58])/0.15" office:value-type="float" office:value="13.3333333333333" calcext:value-type="float">
            <text:p>13.333333333333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78" calcext:value-type="float">
            <text:p>1.78</text:p>
          </table:table-cell>
          <table:table-cell table:formula="of:=([.F58]-[.G58])/0.15" office:value-type="float" office:value="28.1333333333333" calcext:value-type="float">
            <text:p>28.1333333333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office:value-type="float" office:value="4.4" calcext:value-type="float">
            <text:p>4.4</text:p>
          </table:table-cell>
          <table:table-cell table:formula="of:=([.B59]-[.C59])/0.15" office:value-type="float" office:value="14" calcext:value-type="float">
            <text:p>14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2.27" calcext:value-type="float">
            <text:p>2.27</text:p>
          </table:table-cell>
          <table:table-cell table:formula="of:=([.F59]-[.G59])/0.15" office:value-type="float" office:value="28.2" calcext:value-type="float">
            <text:p>28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.9" calcext:value-type="float">
            <text:p>4.9</text:p>
          </table:table-cell>
          <table:table-cell table:formula="of:=([.B60]-[.C60])/0.15"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.71" calcext:value-type="float">
            <text:p>2.71</text:p>
          </table:table-cell>
          <table:table-cell table:formula="of:=([.F60]-[.G60])/0.15" office:value-type="float" office:value="28.6" calcext:value-type="float">
            <text:p>28.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office:value-type="float" office:value="5.35" calcext:value-type="float">
            <text:p>5.35</text:p>
          </table:table-cell>
          <table:table-cell table:formula="of:=([.B61]-[.C61])/0.15" office:value-type="float" office:value="14.3333333333333" calcext:value-type="float">
            <text:p>14.333333333333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3.18" calcext:value-type="float">
            <text:p>3.18</text:p>
          </table:table-cell>
          <table:table-cell table:formula="of:=([.F61]-[.G61])/0.15" office:value-type="float" office:value="28.8" calcext:value-type="float">
            <text:p>28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.8" calcext:value-type="float">
            <text:p>5.8</text:p>
          </table:table-cell>
          <table:table-cell table:formula="of:=([.B62]-[.C62])/0.15" office:value-type="float" office:value="14.6666666666667" calcext:value-type="float">
            <text:p>14.66666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66" calcext:value-type="float">
            <text:p>3.66</text:p>
          </table:table-cell>
          <table:table-cell table:formula="of:=([.F62]-[.G62])/0.15" office:value-type="float" office:value="28.9333333333333" calcext:value-type="float">
            <text:p>28.9333333333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6.3" calcext:value-type="float">
            <text:p>6.3</text:p>
          </table:table-cell>
          <table:table-cell table:formula="of:=([.B63]-[.C63])/0.15" office:value-type="float" office:value="14.6666666666667" calcext:value-type="float">
            <text:p>14.6666666666667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4.08" calcext:value-type="float">
            <text:p>4.08</text:p>
          </table:table-cell>
          <table:table-cell table:formula="of:=([.F63]-[.G63])/0.15" office:value-type="float" office:value="29.4666666666667" calcext:value-type="float">
            <text:p>29.466666666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.75" calcext:value-type="float">
            <text:p>6.75</text:p>
          </table:table-cell>
          <table:table-cell table:formula="of:=([.B64]-[.C64])/0.15" office:value-type="float" office:value="15" calcext:value-type="float">
            <text:p>1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55" calcext:value-type="float">
            <text:p>4.55</text:p>
          </table:table-cell>
          <table:table-cell table:formula="of:=([.F64]-[.G64])/0.15" office:value-type="float" office:value="29.6666666666667" calcext:value-type="float">
            <text:p>29.666666666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7.2" calcext:value-type="float">
            <text:p>7.2</text:p>
          </table:table-cell>
          <table:table-cell table:formula="of:=([.B65]-[.C65])/0.15" office:value-type="float" office:value="15.3333333333333" calcext:value-type="float">
            <text:p>15.333333333333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</text:p>
          </table:table-cell>
          <table:table-cell table:formula="of:=([.F65]-[.G65])/0.15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.7" calcext:value-type="float">
            <text:p>7.7</text:p>
          </table:table-cell>
          <table:table-cell table:formula="of:=([.B66]-[.C66])/0.15" office:value-type="float" office:value="15.3333333333333" calcext:value-type="float">
            <text:p>15.33333333333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.43" calcext:value-type="float">
            <text:p>5.43</text:p>
          </table:table-cell>
          <table:table-cell table:formula="of:=([.F66]-[.G66])/0.15" office:value-type="float" office:value="30.4666666666667" calcext:value-type="float">
            <text:p>30.466666666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5" calcext:value-type="float">
            <text:p>10.5</text:p>
          </table:table-cell>
          <table:table-cell office:value-type="float" office:value="8.2" calcext:value-type="float">
            <text:p>8.2</text:p>
          </table:table-cell>
          <table:table-cell table:formula="of:=([.B67]-[.C67])/0.15" office:value-type="float" office:value="15.3333333333333" calcext:value-type="float">
            <text:p>15.3333333333333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5.88" calcext:value-type="float">
            <text:p>5.88</text:p>
          </table:table-cell>
          <table:table-cell table:formula="of:=([.F67]-[.G67])/0.15" office:value-type="float" office:value="30.8" calcext:value-type="float">
            <text:p>30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.8" calcext:value-type="float">
            <text:p>8.8</text:p>
          </table:table-cell>
          <table:table-cell table:formula="of:=([.B68]-[.C68])/0.15" office:value-type="float" office:value="14.6666666666667" calcext:value-type="float">
            <text:p>14.666666666666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.34" calcext:value-type="float">
            <text:p>6.34</text:p>
          </table:table-cell>
          <table:table-cell table:formula="of:=([.F68]-[.G68])/0.15" office:value-type="float" office:value="31.0666666666667" calcext:value-type="float">
            <text:p>31.06666666666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office:value-type="float" office:value="9.2" calcext:value-type="float">
            <text:p>9.2</text:p>
          </table:table-cell>
          <table:table-cell table:formula="of:=([.B69]-[.C69])/0.15" office:value-type="float" office:value="15.3333333333333" calcext:value-type="float">
            <text:p>15.3333333333333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6.8" calcext:value-type="float">
            <text:p>6.8</text:p>
          </table:table-cell>
          <table:table-cell table:formula="of:=([.F69]-[.G69])/0.15" office:value-type="float" office:value="31.3333333333333" calcext:value-type="float">
            <text:p>31.3333333333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.6" calcext:value-type="float">
            <text:p>9.6</text:p>
          </table:table-cell>
          <table:table-cell table:formula="of:=([.B70]-[.C70])/0.15" office:value-type="float" office:value="16" calcext:value-type="float">
            <text:p>1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.25" calcext:value-type="float">
            <text:p>7.25</text:p>
          </table:table-cell>
          <table:table-cell table:formula="of:=([.F70]-[.G70])/0.15" office:value-type="float" office:value="31.6666666666667" calcext:value-type="float">
            <text:p>31.666666666666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4:33:12.913657115</meta:creation-date>
    <dc:date>2018-11-07T16:03:11.652981999</dc:date>
    <meta:editing-duration>PT5M20S</meta:editing-duration>
    <meta:editing-cycles>2</meta:editing-cycles>
    <meta:generator>LibreOffice/6.0.6.2$Linux_X86_64 LibreOffice_project/00m0$Build-2</meta:generator>
    <meta:document-statistic meta:table-count="1" meta:cell-count="20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1.C3:Sheet1.D14" svg:x="1.33cm" svg:y="0.18cm" svg:width="11.497cm" svg:height="7.664cm">
          <chartooo:coordinate-region svg:x="1.951cm" svg:y="0.38cm" svg:width="10.45cm" svg:height="6.817cm"/>
          <chart:axis chart:dimension="x" chart:name="primary-x" chart:style-name="ch4">
            <chart:title svg:x="6.544cm" svg:y="8.024cm" chart:style-name="ch5">
              <text:p>UBE/V</text:p>
            </chart:title>
          </chart:axis>
          <chart:axis chart:dimension="y" chart:name="primary-y" chart:style-name="ch4">
            <chart:title svg:x="0.451cm" svg:y="4.453cm" chart:style-name="ch6">
              <text:p>IB/µA</text:p>
            </chart:title>
            <chart:grid chart:style-name="ch7" chart:class="major"/>
          </chart:axis>
          <chart:series chart:style-name="ch8" chart:values-cell-range-address="Sheet1.D3:Sheet1.D14" chart:class="chart:scatter">
            <chart:domain table:cell-range-address="Sheet1.C3:Sheet1.C14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3:Sheet1.C14</svg:desc>
                </draw:g>
              </table:table-cell>
              <table:table-cell office:value-type="float" office:value="0">
                <text:p>0</text:p>
                <draw:g>
                  <svg:desc>Sheet1.D3:Sheet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">
                <text:p>0.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">
                <text:p>0.58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4">
                <text:p>0.61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24">
                <text:p>0.62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2">
                <text:p>0.632</text:p>
              </table:table-cell>
              <table:table-cell office:value-type="float" office:value="143.5">
                <text:p>143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Sheet1.B3:Sheet1.B14 Sheet1.D3:Sheet1.D14" svg:x="1.33cm" svg:y="0.18cm" svg:width="11.497cm" svg:height="7.665cm">
          <chartooo:coordinate-region svg:x="1.951cm" svg:y="0.379cm" svg:width="10.45cm" svg:height="6.819cm"/>
          <chart:axis chart:dimension="x" chart:name="primary-x" chart:style-name="ch4">
            <chart:title svg:x="6.65cm" svg:y="8.025cm" chart:style-name="ch5">
              <text:p>UE/V</text:p>
            </chart:title>
          </chart:axis>
          <chart:axis chart:dimension="y" chart:name="primary-y" chart:style-name="ch4">
            <chart:title svg:x="0.451cm" svg:y="4.453cm" chart:style-name="ch6">
              <text:p>IB/µA</text:p>
            </chart:title>
            <chart:grid chart:style-name="ch7" chart:class="major"/>
          </chart:axis>
          <chart:series chart:style-name="ch8" chart:values-cell-range-address="Sheet1.D3:Sheet1.D14" chart:class="chart:scatter">
            <chart:domain table:cell-range-address="Sheet1.B3:Sheet1.B14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14</svg:desc>
                </draw:g>
              </table:table-cell>
              <table:table-cell office:value-type="float" office:value="0">
                <text:p>0</text:p>
                <draw:g>
                  <svg:desc>Sheet1.D3:Sheet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143.5">
                <text:p>143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77cm" svg:y="3.952cm" style:legend-expansion="high" chart:style-name="ch2"/>
        <chart:plot-area chart:style-name="ch3" table:cell-range-address="Sheet1.C46:Sheet1.D70 Sheet1.B44:Sheet1.B44 Sheet1.F44:Sheet1.F44 Sheet1.H46:Sheet1.H70" chart:data-source-has-labels="row" svg:x="0.32cm" svg:y="0.18cm" svg:width="13.037cm" svg:height="8.64cm">
          <chartooo:coordinate-region svg:x="0.941cm" svg:y="0.379cm" svg:width="12.22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46:Sheet1.D70" chart:label-cell-address="Sheet1.B44:Sheet1.B44" chart:class="chart:scatter">
            <chart:domain table:cell-range-address="Sheet1.C46:Sheet1.C70"/>
            <chart:data-point chart:repeated="25"/>
          </chart:series>
          <chart:series chart:style-name="ch7" chart:values-cell-range-address="Sheet1.H46:Sheet1.H70" chart:label-cell-address="Sheet1.F44:Sheet1.F44" chart:class="chart:scatter">
            <chart:domain table:cell-range-address="Sheet1.G46:Sheet1.G70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100µA</text:p>
                <draw:g>
                  <svg:desc>Sheet1.B44:Sheet1.B4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00µA</text:p>
                <draw:g>
                  <svg:desc>Sheet1.F44:Sheet1.F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46:Sheet1.C70</svg:desc>
                </draw:g>
              </table:table-cell>
              <table:table-cell office:value-type="float" office:value="0">
                <text:p>0</text:p>
                <draw:g>
                  <svg:desc>Sheet1.D46:Sheet1.D70</svg:desc>
                </draw:g>
              </table:table-cell>
              <table:table-cell office:value-type="float" office:value="0">
                <text:p>0</text:p>
                <draw:g>
                  <svg:desc>Sheet1.G46:Sheet1.G70</svg:desc>
                </draw:g>
              </table:table-cell>
              <table:table-cell office:value-type="float" office:value="0">
                <text:p>0</text:p>
                <draw:g>
                  <svg:desc>Sheet1.H46:Sheet1.H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6">
                <text:p>0.046</text:p>
              </table:table-cell>
              <table:table-cell office:value-type="float" office:value="3.02666666666667">
                <text:p>3.02666666666667</text:p>
              </table:table-cell>
              <table:table-cell office:value-type="float" office:value="0.03">
                <text:p>0.03</text:p>
              </table:table-cell>
              <table:table-cell office:value-type="float" office:value="3.13333333333333">
                <text:p>3.1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5">
                <text:p>0.075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045">
                <text:p>0.045</text:p>
              </table:table-cell>
              <table:table-cell office:value-type="float" office:value="6.36666666666667">
                <text:p>6.3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0.06">
                <text:p>0.0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">
                <text:p>0.17</text:p>
              </table:table-cell>
              <table:table-cell office:value-type="float" office:value="12.2">
                <text:p>12.2</text:p>
              </table:table-cell>
              <table:table-cell office:value-type="float" office:value="0.07">
                <text:p>0.07</text:p>
              </table:table-cell>
              <table:table-cell office:value-type="float" office:value="12.8666666666667">
                <text:p>12.8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">
                <text:p>0.51</text:p>
              </table:table-cell>
              <table:table-cell office:value-type="float" office:value="13.2666666666667">
                <text:p>13.2666666666667</text:p>
              </table:table-cell>
              <table:table-cell office:value-type="float" office:value="0.09">
                <text:p>0.09</text:p>
              </table:table-cell>
              <table:table-cell office:value-type="float" office:value="16.0666666666667">
                <text:p>16.0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0.11">
                <text:p>0.11</text:p>
              </table:table-cell>
              <table:table-cell office:value-type="float" office:value="19.2666666666667">
                <text:p>19.2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0.14">
                <text:p>0.14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0.19">
                <text:p>0.19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">
                <text:p>2.4</text:p>
              </table:table-cell>
              <table:table-cell office:value-type="float" office:value="14">
                <text:p>14</text:p>
              </table:table-cell>
              <table:table-cell office:value-type="float" office:value="0.41">
                <text:p>0.41</text:p>
              </table:table-cell>
              <table:table-cell office:value-type="float" office:value="27.2666666666667">
                <text:p>27.2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0.88">
                <text:p>0.88</text:p>
              </table:table-cell>
              <table:table-cell office:value-type="float" office:value="27.4666666666667">
                <text:p>27.4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45">
                <text:p>3.45</text:p>
              </table:table-cell>
              <table:table-cell office:value-type="float" office:value="13.6666666666667">
                <text:p>13.6666666666667</text:p>
              </table:table-cell>
              <table:table-cell office:value-type="float" office:value="1.35">
                <text:p>1.35</text:p>
              </table:table-cell>
              <table:table-cell office:value-type="float" office:value="27.6666666666667">
                <text:p>27.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1.78">
                <text:p>1.78</text:p>
              </table:table-cell>
              <table:table-cell office:value-type="float" office:value="28.1333333333333">
                <text:p>28.1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4">
                <text:p>4.4</text:p>
              </table:table-cell>
              <table:table-cell office:value-type="float" office:value="14">
                <text:p>14</text:p>
              </table:table-cell>
              <table:table-cell office:value-type="float" office:value="2.27">
                <text:p>2.27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">
                <text:p>4.9</text:p>
              </table:table-cell>
              <table:table-cell office:value-type="float" office:value="14">
                <text:p>14</text:p>
              </table:table-cell>
              <table:table-cell office:value-type="float" office:value="2.71">
                <text:p>2.71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5">
                <text:p>5.35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3.18">
                <text:p>3.18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8">
                <text:p>5.8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3.66">
                <text:p>3.66</text:p>
              </table:table-cell>
              <table:table-cell office:value-type="float" office:value="28.9333333333333">
                <text:p>28.9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">
                <text:p>6.3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4.08">
                <text:p>4.08</text:p>
              </table:table-cell>
              <table:table-cell office:value-type="float" office:value="29.4666666666667">
                <text:p>29.4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75">
                <text:p>6.75</text:p>
              </table:table-cell>
              <table:table-cell office:value-type="float" office:value="15">
                <text:p>15</text:p>
              </table:table-cell>
              <table:table-cell office:value-type="float" office:value="4.55">
                <text:p>4.55</text:p>
              </table:table-cell>
              <table:table-cell office:value-type="float" office:value="29.6666666666667">
                <text:p>29.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2">
                <text:p>7.2</text:p>
              </table:table-cell>
              <table:table-cell office:value-type="float" office:value="15.3333333333333">
                <text:p>15.3333333333333</text:p>
              </table:table-cell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7">
                <text:p>7.7</text:p>
              </table:table-cell>
              <table:table-cell office:value-type="float" office:value="15.3333333333333">
                <text:p>15.3333333333333</text:p>
              </table:table-cell>
              <table:table-cell office:value-type="float" office:value="5.43">
                <text:p>5.43</text:p>
              </table:table-cell>
              <table:table-cell office:value-type="float" office:value="30.4666666666667">
                <text:p>30.4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2">
                <text:p>8.2</text:p>
              </table:table-cell>
              <table:table-cell office:value-type="float" office:value="15.3333333333333">
                <text:p>15.3333333333333</text:p>
              </table:table-cell>
              <table:table-cell office:value-type="float" office:value="5.88">
                <text:p>5.88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8">
                <text:p>8.8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6.34">
                <text:p>6.34</text:p>
              </table:table-cell>
              <table:table-cell office:value-type="float" office:value="31.0666666666667">
                <text:p>31.0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2">
                <text:p>9.2</text:p>
              </table:table-cell>
              <table:table-cell office:value-type="float" office:value="15.3333333333333">
                <text:p>15.3333333333333</text:p>
              </table:table-cell>
              <table:table-cell office:value-type="float" office:value="6.8">
                <text:p>6.8</text:p>
              </table:table-cell>
              <table:table-cell office:value-type="float" office:value="31.3333333333333">
                <text:p>31.33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.6">
                <text:p>9.6</text:p>
              </table:table-cell>
              <table:table-cell office:value-type="float" office:value="16">
                <text:p>16</text:p>
              </table:table-cell>
              <table:table-cell office:value-type="float" office:value="7.25">
                <text:p>7.25</text:p>
              </table:table-cell>
              <table:table-cell office:value-type="float" office:value="31.6666666666667">
                <text:p>31.66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